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B2FF2A327EABC87D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horizontal-align="center" draw:textarea-vertical-align="middle" draw:shadow="visibl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text-style-name="P1" draw:layer="layout" svg:width="15.469cm" svg:height="1.183cm" draw:transform="rotate (-1.15348810264305) translate (7.73277220735141cm 5.1774910348431cm)" svg:viewBox="0 0 15470 1184" svg:d="M0 500c598-12 1197 3 1795-25 689-32 1367-82 2069-95 672-13 1263-98 1929-109 605-11 1189-97 1791-123 562-23 1084-169 1652-136 604 36 1213-67 1818 34 569 95 1170 69 1710 276 538 206 1110 115 1617 380l542 192 501 174 46 116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6M18S</meta:editing-duration>
    <meta:editing-cycles>3</meta:editing-cycles>
    <meta:generator>LibreOffice/5.1.5.2$Windows_x86 LibreOffice_project/7a864d8825610a8c07cfc3bc01dd4fce6a9447e5</meta:generator>
    <dc:date>2016-09-26T16:32:19.624000000</dc:date>
    <meta:document-statistic meta:object-count="1"/>
  </office:meta>
</office:document-meta>
</file>